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604in" fo:margin-left="0in" fo:margin-top="0in" fo:margin-bottom="0in" table:align="left"/>
    </style:style>
    <style:style style:name="Table1.A" style:family="table-column">
      <style:table-column-properties style:column-width="2.7708in"/>
    </style:style>
    <style:style style:name="Table1.B" style:family="table-column">
      <style:table-column-properties style:column-width="1.0729in"/>
    </style:style>
    <style:style style:name="Table1.C" style:family="table-column">
      <style:table-column-properties style:column-width="2.4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1f3f4" fo:padding="0.0694in" fo:border-left="none" fo:border-right="1pt solid #bdc1c6" fo:border-top="1pt solid #bdc1c6" fo:border-bottom="1pt solid #bdc1c6">
        <style:background-image/>
      </style:table-cell-properties>
    </style:style>
    <style:style style:name="Table1.B1" style:family="table-cell">
      <style:table-cell-properties style:vertical-align="" fo:background-color="#f1f3f4" fo:padding="0.0694in" fo:border="1pt solid #bdc1c6">
        <style:background-image/>
      </style:table-cell-properties>
    </style:style>
    <style:style style:name="Table1.C1" style:family="table-cell">
      <style:table-cell-properties style:vertical-align="" fo:background-color="#f1f3f4" fo:padding="0.0694in" fo:border-left="1pt solid #bdc1c6" fo:border-right="none" fo:border-top="1pt solid #bdc1c6" fo:border-bottom="1pt solid #bdc1c6">
        <style:background-image/>
      </style:table-cell-properties>
    </style:style>
    <style:style style:name="Table1.A2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2" style:family="table-cell">
      <style:table-cell-properties style:vertical-align="" fo:padding="0.0694in" fo:border="1pt solid #bdc1c6"/>
    </style:style>
    <style:style style:name="Table1.C2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A3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3" style:family="table-cell">
      <style:table-cell-properties style:vertical-align="" fo:padding="0.0694in" fo:border="1pt solid #bdc1c6"/>
    </style:style>
    <style:style style:name="Table1.C3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A4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4" style:family="table-cell">
      <style:table-cell-properties style:vertical-align="" fo:padding="0.0694in" fo:border="1pt solid #bdc1c6"/>
    </style:style>
    <style:style style:name="Table1.C4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1.A5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1.B5" style:family="table-cell">
      <style:table-cell-properties style:vertical-align="" fo:padding="0.0694in" fo:border="1pt solid #bdc1c6"/>
    </style:style>
    <style:style style:name="Table1.C5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2" style:family="table">
      <style:table-properties style:width="6.2604in" fo:margin-left="0in" fo:margin-top="0in" fo:margin-bottom="0in" table:align="left"/>
    </style:style>
    <style:style style:name="Table2.A" style:family="table-column">
      <style:table-column-properties style:column-width="2.7708in"/>
    </style:style>
    <style:style style:name="Table2.B" style:family="table-column">
      <style:table-column-properties style:column-width="1.0729in"/>
    </style:style>
    <style:style style:name="Table2.C" style:family="table-column">
      <style:table-column-properties style:column-width="2.41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1f3f4" fo:padding="0.0694in" fo:border-left="none" fo:border-right="1pt solid #bdc1c6" fo:border-top="1pt solid #bdc1c6" fo:border-bottom="1pt solid #bdc1c6">
        <style:background-image/>
      </style:table-cell-properties>
    </style:style>
    <style:style style:name="Table2.B1" style:family="table-cell">
      <style:table-cell-properties style:vertical-align="" fo:background-color="#f1f3f4" fo:padding="0.0694in" fo:border="1pt solid #bdc1c6">
        <style:background-image/>
      </style:table-cell-properties>
    </style:style>
    <style:style style:name="Table2.C1" style:family="table-cell">
      <style:table-cell-properties style:vertical-align="" fo:background-color="#f1f3f4" fo:padding="0.0694in" fo:border-left="1pt solid #bdc1c6" fo:border-right="none" fo:border-top="1pt solid #bdc1c6" fo:border-bottom="1pt solid #bdc1c6">
        <style:background-image/>
      </style:table-cell-properties>
    </style:style>
    <style:style style:name="Table2.2" style:family="table-row">
      <style:table-row-properties style:min-row-height="0.3125in" fo:keep-together="auto"/>
    </style:style>
    <style:style style:name="Table2.A2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2.B2" style:family="table-cell">
      <style:table-cell-properties style:vertical-align="" fo:padding="0.0694in" fo:border="1pt solid #bdc1c6"/>
    </style:style>
    <style:style style:name="Table2.C2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2.A3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2.B3" style:family="table-cell">
      <style:table-cell-properties style:vertical-align="" fo:padding="0.0694in" fo:border="1pt solid #bdc1c6"/>
    </style:style>
    <style:style style:name="Table2.C3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2.A4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2.B4" style:family="table-cell">
      <style:table-cell-properties style:vertical-align="" fo:padding="0.0694in" fo:border="1pt solid #bdc1c6"/>
    </style:style>
    <style:style style:name="Table2.C4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2.A5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2.B5" style:family="table-cell">
      <style:table-cell-properties style:vertical-align="" fo:padding="0.0694in" fo:border="1pt solid #bdc1c6"/>
    </style:style>
    <style:style style:name="Table2.C5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3" style:family="table">
      <style:table-properties style:width="6.2604in" fo:margin-left="0in" fo:margin-top="0in" fo:margin-bottom="0in" fo:break-before="auto" fo:break-after="auto" table:align="left"/>
    </style:style>
    <style:style style:name="Table3.A" style:family="table-column">
      <style:table-column-properties style:column-width="2.791in"/>
    </style:style>
    <style:style style:name="Table3.B" style:family="table-column">
      <style:table-column-properties style:column-width="1.0215in"/>
    </style:style>
    <style:style style:name="Table3.C" style:family="table-column">
      <style:table-column-properties style:column-width="2.447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1f3f4" fo:padding="0.0694in" fo:border-left="none" fo:border-right="1pt solid #bdc1c6" fo:border-top="1pt solid #bdc1c6" fo:border-bottom="1pt solid #bdc1c6">
        <style:background-image/>
      </style:table-cell-properties>
    </style:style>
    <style:style style:name="Table3.B1" style:family="table-cell">
      <style:table-cell-properties style:vertical-align="" fo:background-color="#f1f3f4" fo:padding="0.0694in" fo:border="1pt solid #bdc1c6">
        <style:background-image/>
      </style:table-cell-properties>
    </style:style>
    <style:style style:name="Table3.C1" style:family="table-cell">
      <style:table-cell-properties style:vertical-align="" fo:background-color="#f1f3f4" fo:padding="0.0694in" fo:border-left="1pt solid #bdc1c6" fo:border-right="none" fo:border-top="1pt solid #bdc1c6" fo:border-bottom="1pt solid #bdc1c6">
        <style:background-image/>
      </style:table-cell-properties>
    </style:style>
    <style:style style:name="Table3.A2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3.B2" style:family="table-cell">
      <style:table-cell-properties style:vertical-align="" fo:padding="0.0694in" fo:border="1pt solid #bdc1c6"/>
    </style:style>
    <style:style style:name="Table3.C2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3.A3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3.B3" style:family="table-cell">
      <style:table-cell-properties style:vertical-align="" fo:padding="0.0694in" fo:border="1pt solid #bdc1c6"/>
    </style:style>
    <style:style style:name="Table3.C3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4" style:family="table">
      <style:table-properties style:width="6.2604in" fo:margin-left="0in" fo:margin-top="0in" fo:margin-bottom="0in" table:align="left"/>
    </style:style>
    <style:style style:name="Table4.A" style:family="table-column">
      <style:table-column-properties style:column-width="2.791in"/>
    </style:style>
    <style:style style:name="Table4.B" style:family="table-column">
      <style:table-column-properties style:column-width="1.0215in"/>
    </style:style>
    <style:style style:name="Table4.C" style:family="table-column">
      <style:table-column-properties style:column-width="2.447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1f3f4" fo:padding="0.0694in" fo:border-left="none" fo:border-right="1pt solid #bdc1c6" fo:border-top="1pt solid #bdc1c6" fo:border-bottom="1pt solid #bdc1c6">
        <style:background-image/>
      </style:table-cell-properties>
    </style:style>
    <style:style style:name="Table4.B1" style:family="table-cell">
      <style:table-cell-properties style:vertical-align="" fo:background-color="#f1f3f4" fo:padding="0.0694in" fo:border="1pt solid #bdc1c6">
        <style:background-image/>
      </style:table-cell-properties>
    </style:style>
    <style:style style:name="Table4.C1" style:family="table-cell">
      <style:table-cell-properties style:vertical-align="" fo:background-color="#f1f3f4" fo:padding="0.0694in" fo:border-left="1pt solid #bdc1c6" fo:border-right="none" fo:border-top="1pt solid #bdc1c6" fo:border-bottom="1pt solid #bdc1c6">
        <style:background-image/>
      </style:table-cell-properties>
    </style:style>
    <style:style style:name="Table4.A2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4.B2" style:family="table-cell">
      <style:table-cell-properties style:vertical-align="" fo:padding="0.0694in" fo:border="1pt solid #bdc1c6"/>
    </style:style>
    <style:style style:name="Table4.C2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4.A3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4.B3" style:family="table-cell">
      <style:table-cell-properties style:vertical-align="" fo:padding="0.0694in" fo:border="1pt solid #bdc1c6"/>
    </style:style>
    <style:style style:name="Table4.C3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Table4.A4" style:family="table-cell">
      <style:table-cell-properties style:vertical-align="" fo:padding="0.0694in" fo:border-left="none" fo:border-right="1pt solid #bdc1c6" fo:border-top="1pt solid #bdc1c6" fo:border-bottom="1pt solid #bdc1c6"/>
    </style:style>
    <style:style style:name="Table4.B4" style:family="table-cell">
      <style:table-cell-properties style:vertical-align="" fo:padding="0.0694in" fo:border="1pt solid #bdc1c6"/>
    </style:style>
    <style:style style:name="Table4.C4" style:family="table-cell">
      <style:table-cell-properties style:vertical-align="" fo:padding="0.0694in" fo:border-left="1pt solid #bdc1c6" fo:border-right="none" fo:border-top="1pt solid #bdc1c6" fo:border-bottom="1pt solid #bdc1c6"/>
    </style:style>
    <style:style style:name="P1" style:family="paragraph" style:parent-style-name="Standard">
      <style:text-properties fo:color="#434343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P5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6" style:family="paragraph" style:parent-style-name="Standard" style:list-style-name="WWNum1">
      <style:paragraph-properties fo:margin-left="0.5in" fo:margin-right="0in" fo:line-height="100%" fo:orphans="0" fo:widows="0" fo:text-indent="-0.25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>
      <style:paragraph-properties fo:text-align="start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fo:color="#434343"/>
    </style:style>
    <style:style style:name="T3" style:family="text">
      <style:text-properties fo:font-weight="bold" style:font-weight-asian="bold"/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Combo Box 1" form:control-implementation="ooo:com.sun.star.form.component.ComboBox" xml:id="control1" form:id="control1" form:dropdown="true" form:current-value="done" form:value="don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ew"/>
            <form:item form:label="ongoing"/>
            <form:item form:label="test"/>
            <form:item form:label="done"/>
          </form:combobox>
          <form:combobox form:name="Combo Box 2" form:control-implementation="ooo:com.sun.star.form.component.ComboBox" xml:id="control2" form:id="control2" form:dropdown="true" form:current-value="done" form:value="don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ew"/>
            <form:item form:label="ongoing"/>
            <form:item form:label="test"/>
            <form:item form:label="done"/>
          </form:combobox>
          <form:combobox form:name="Combo Box 3" form:control-implementation="ooo:com.sun.star.form.component.ComboBox" xml:id="control3" form:id="control3" form:dropdown="true" form:current-value="done" form:value="don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ew"/>
            <form:item form:label="ongoing"/>
            <form:item form:label="test"/>
            <form:item form:label="done"/>
          </form:combobox>
          <form:combobox form:name="Combo Box 4" form:control-implementation="ooo:com.sun.star.form.component.ComboBox" xml:id="control4" form:id="control4" form:dropdown="true" form:current-value="done" form:value="don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ew"/>
            <form:item form:label="progress"/>
            <form:item form:label="test"/>
            <form:item form:label="done"/>
          </form:combobox>
          <form:combobox form:name="Combo Box 5" form:control-implementation="ooo:com.sun.star.form.component.ComboBox" xml:id="control5" form:id="control5" form:dropdown="true" form:current-value="ongoing" form:value="ongoing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ew"/>
            <form:item form:label="ongoing"/>
            <form:item form:label="test"/>
            <form:item form:label="done"/>
          </form:combobox>
          <form:combobox form:name="Combo Box 6" form:control-implementation="ooo:com.sun.star.form.component.ComboBox" xml:id="control6" form:id="control6" form:dropdown="true" form:current-value="done" form:value="don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ew"/>
            <form:item form:label="ongoing"/>
            <form:item form:label="test"/>
            <form:item form:label="done"/>
          </form:combobox>
          <form:combobox form:name="Combo Box 7" form:control-implementation="ooo:com.sun.star.form.component.ComboBox" xml:id="control7" form:id="control7" form:dropdown="true" form:current-value="done" form:value="don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ew"/>
            <form:item form:label="ongoing"/>
            <form:item form:label="test"/>
            <form:item form:label="done"/>
          </form:combobox>
          <form:combobox form:name="Combo Box 8" form:control-implementation="ooo:com.sun.star.form.component.ComboBox" xml:id="control8" form:id="control8" form:dropdown="true" form:current-value="done" form:value="don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ew"/>
            <form:item form:label="progress"/>
            <form:item form:label="test"/>
            <form:item form:label="done"/>
          </form:combobox>
          <form:combobox form:name="Combo Box 9" form:control-implementation="ooo:com.sun.star.form.component.ComboBox" xml:id="control9" form:id="control9" form:dropdown="true" form:current-value="done" form:value="don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ew"/>
            <form:item form:label="ongoing"/>
            <form:item form:label="test"/>
            <form:item form:label="done"/>
          </form:combobox>
          <form:combobox form:name="Combo Box 10" form:control-implementation="ooo:com.sun.star.form.component.ComboBox" xml:id="control10" form:id="control10" form:dropdown="true" form:current-value="new" form:value="new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ew"/>
            <form:item form:label="progress"/>
            <form:item form:label="test"/>
            <form:item form:label="done"/>
          </form:combobox>
          <form:combobox form:name="Combo Box 11" form:control-implementation="ooo:com.sun.star.form.component.ComboBox" xml:id="control11" form:id="control11" form:dropdown="true" form:current-value="test" form:value="test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ew"/>
            <form:item form:label="ongoing"/>
            <form:item form:label="test"/>
            <form:item form:label="done"/>
          </form:combobox>
          <form:combobox form:name="Combo Box 12" form:control-implementation="ooo:com.sun.star.form.component.ComboBox" xml:id="control12" form:id="control12" form:dropdown="true" form:current-value="new" form:value="new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ew"/>
            <form:item form:label="ongoing"/>
            <form:item form:label="test"/>
            <form:item form:label="done"/>
          </form:combobox>
          <form:combobox form:name="Combo Box 13" form:control-implementation="ooo:com.sun.star.form.component.ComboBox" xml:id="control13" form:id="control13" form:dropdown="true" form:current-value="new" form:value="new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65535"/>
              <form:list-property form:property-name="TypedItemList" office:value-type="float"/>
            </form:properties>
            <form:item form:label="new"/>
            <form:item form:label="ongoing"/>
            <form:item form:label="test"/>
            <form:item form:label="done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meeting 1:</text:span></text:p>
      <text:p text:style-name="Standard"><text:span text:style-name="T2">8.11.22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"><text:span text:style-name="T3">task</text:span></text:p>
            </table:table-cell>
            <table:table-cell table:style-name="Table1.B1" office:value-type="string">
              <text:p text:style-name="P2"><text:span text:style-name="T3">status</text:span></text:p>
            </table:table-cell>
            <table:table-cell table:style-name="Table1.C1" office:value-type="string">
              <text:p text:style-name="P2"><text:span text:style-name="T3">comments</text:span>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2">write first model using resnet18 on cifar10</text:p>
          </table:table-cell>
          <table:table-cell table:style-name="Table1.B2" office:value-type="string">
            <text:p text:style-name="P2"><draw:control text:anchor-type="as-char" draw:z-index="0" draw:style-name="gr1" draw:text-style-name="P10" svg:width="0.7587in" svg:height="0.2276in" draw:control="control1"/></text:p>
          </table:table-cell>
          <table:table-cell table:style-name="Table1.C2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5">try resnet18 on cifar10/100</text:p>
          </table:table-cell>
          <table:table-cell table:style-name="Table1.B3" office:value-type="string">
            <text:p text:style-name="P2"><draw:control text:anchor-type="as-char" draw:z-index="1" draw:style-name="gr1" draw:text-style-name="P10" svg:width="0.7587in" svg:height="0.2276in" draw:control="control2"/></text:p>
          </table:table-cell>
          <table:table-cell table:style-name="Table1.C3" office:value-type="string">
            <text:p text:style-name="P2"/>
          </table:table-cell>
        </table:table-row>
        <table:table-row table:style-name="Table1.1">
          <table:table-cell table:style-name="Table1.A4" office:value-type="string">
            <text:p text:style-name="P2">write method for prune data acording to EL2N method</text:p>
          </table:table-cell>
          <table:table-cell table:style-name="Table1.B4" office:value-type="string">
            <text:p text:style-name="P2"><draw:control text:anchor-type="as-char" draw:z-index="2" draw:style-name="gr1" draw:text-style-name="P10" svg:width="0.7587in" svg:height="0.2276in" draw:control="control3"/></text:p>
          </table:table-cell>
          <table:table-cell table:style-name="Table1.C4" office:value-type="string">
            <text:p text:style-name="P2"/>
          </table:table-cell>
        </table:table-row>
        <table:table-row table:style-name="Table1.1">
          <table:table-cell table:style-name="Table1.A5" office:value-type="string">
            <text:p text:style-name="P2">compare training model with/without pruning data</text:p>
          </table:table-cell>
          <table:table-cell table:style-name="Table1.B5" office:value-type="string">
            <text:p text:style-name="P2"><draw:control text:anchor-type="as-char" draw:z-index="3" draw:style-name="gr1" draw:text-style-name="P10" svg:width="0.8315in" svg:height="0.2276in" draw:control="control4"/></text:p>
          </table:table-cell>
          <table:table-cell table:style-name="Table1.C5" office:value-type="string">
            <text:p text:style-name="P2"/>
          </table:table-cell>
        </table:table-row>
      </table:table>
      <text:p text:style-name="Standard"/>
      <text:p text:style-name="Standard"/>
      <text:p text:style-name="Standard"><text:span text:style-name="T1">meeting 2:</text:span></text:p>
      <text:p text:style-name="Standard"><text:span text:style-name="T2">15.11.22</text:span>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"><text:span text:style-name="T3">task</text:span></text:p>
            </table:table-cell>
            <table:table-cell table:style-name="Table2.B1" office:value-type="string">
              <text:p text:style-name="P2"><text:span text:style-name="T3">status</text:span></text:p>
            </table:table-cell>
            <table:table-cell table:style-name="Table2.C1" office:value-type="string">
              <text:p text:style-name="P2"><text:span text:style-name="T3">comments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2">get GPU for train big data</text:p>
          </table:table-cell>
          <table:table-cell table:style-name="Table2.B2" office:value-type="string">
            <text:p text:style-name="P2"><draw:control text:anchor-type="as-char" draw:z-index="4" draw:style-name="gr1" draw:text-style-name="P10" svg:width="0.7587in" svg:height="0.2276in" draw:control="control5"/></text:p>
          </table:table-cell>
          <table:table-cell table:style-name="Table2.C2" office:value-type="string">
            <text:p text:style-name="P2">yehuda sended mail</text:p>
          </table:table-cell>
        </table:table-row>
        <table:table-row table:style-name="Table2.1">
          <table:table-cell table:style-name="Table2.A3" office:value-type="string">
            <text:p text:style-name="P2">plot histogram on:</text:p>
            <text:list xml:id="list1643620350" text:style-name="WWNum1">
              <text:list-item>
                <text:p text:style-name="P6">EL2N scores</text:p>
              </text:list-item>
              <text:list-item>
                <text:p text:style-name="P6">show for each train example how match model success to predict the true label</text:p>
              </text:list-item>
            </text:list>
          </table:table-cell>
          <table:table-cell table:style-name="Table2.B3" office:value-type="string">
            <text:p text:style-name="P2"><draw:control text:anchor-type="as-char" draw:z-index="5" draw:style-name="gr1" draw:text-style-name="P10" svg:width="0.7587in" svg:height="0.2276in" draw:control="control6"/></text:p>
          </table:table-cell>
          <table:table-cell table:style-name="Table2.C3" office:value-type="string">
            <text:p text:style-name="P2"/>
          </table:table-cell>
        </table:table-row>
        <table:table-row table:style-name="Table2.1">
          <table:table-cell table:style-name="Table2.A4" office:value-type="string">
            <text:p text:style-name="P2">add normalization for cifar10</text:p>
          </table:table-cell>
          <table:table-cell table:style-name="Table2.B4" office:value-type="string">
            <text:p text:style-name="P2"><draw:control text:anchor-type="as-char" draw:z-index="6" draw:style-name="gr1" draw:text-style-name="P10" svg:width="0.7587in" svg:height="0.2276in" draw:control="control7"/></text:p>
          </table:table-cell>
          <table:table-cell table:style-name="Table2.C4" office:value-type="string">
            <text:p text:style-name="P2"/>
          </table:table-cell>
        </table:table-row>
        <table:table-row table:style-name="Table2.1">
          <table:table-cell table:style-name="Table2.A5" office:value-type="string">
            <text:p text:style-name="P2">show the accuracy on the train examples after every epoch</text:p>
            <text:p text:style-name="P2"/>
          </table:table-cell>
          <table:table-cell table:style-name="Table2.B5" office:value-type="string">
            <text:p text:style-name="P2"><draw:control text:anchor-type="as-char" draw:z-index="7" draw:style-name="gr1" draw:text-style-name="P10" svg:width="0.8315in" svg:height="0.2276in" draw:control="control8"/></text:p>
          </table:table-cell>
          <table:table-cell table:style-name="Table2.C5" office:value-type="string">
            <text:p text:style-name="P2"/>
          </table:table-cell>
        </table:table-row>
      </table:table>
      <text:p text:style-name="P4"/>
      <text:p text:style-name="Standard"><text:span text:style-name="T1">meeting 3:</text:span></text:p>
      <text:p text:style-name="Standard"><text:span text:style-name="T2">22.11.22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7"><text:span text:style-name="T3">task</text:span></text:p>
            </table:table-cell>
            <table:table-cell table:style-name="Table3.B1" office:value-type="string">
              <text:p text:style-name="P7"><text:span text:style-name="T3">status</text:span></text:p>
            </table:table-cell>
            <table:table-cell table:style-name="Table3.C1" office:value-type="string">
              <text:p text:style-name="P7"><text:span text:style-name="T3">comments</text:span>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2">complete the proposal report</text:p>
            <text:p text:style-name="P7"/>
          </table:table-cell>
          <table:table-cell table:style-name="Table3.B2" office:value-type="string">
            <text:p text:style-name="P7"><draw:control text:anchor-type="as-char" draw:z-index="8" draw:style-name="gr1" draw:text-style-name="P10" svg:width="0.7587in" svg:height="0.2276in" draw:control="control9"/></text:p>
          </table:table-cell>
          <table:table-cell table:style-name="Table3.C2" office:value-type="string">
            <text:p text:style-name="P7"/>
          </table:table-cell>
        </table:table-row>
        <table:table-row table:style-name="Table3.1">
          <table:table-cell table:style-name="Table3.A3" office:value-type="string">
            <text:p text:style-name="P2">check the method that generate the EL2N scores</text:p>
            <text:p text:style-name="P7"/>
          </table:table-cell>
          <table:table-cell table:style-name="Table3.B3" office:value-type="string">
            <text:p text:style-name="P7"><draw:control text:anchor-type="as-char" draw:z-index="9" draw:style-name="gr1" draw:text-style-name="P10" svg:width="0.8315in" svg:height="0.2276in" draw:control="control10"/></text:p>
          </table:table-cell>
          <table:table-cell table:style-name="Table3.C3" office:value-type="string">
            <text:p text:style-name="P7"/>
          </table:table-cell>
        </table:table-row>
      </table:table>
      <text:p text:style-name="Standard"/>
      <text:p text:style-name="Standard"><text:soft-page-break/></text:p>
      <text:p text:style-name="Standard"><text:span text:style-name="T1">meeting 4:</text:span></text:p>
      <text:p text:style-name="Standard"><text:span text:style-name="T2">29.11.22</text:span>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"><text:span text:style-name="T3">task</text:span></text:p>
            </table:table-cell>
            <table:table-cell table:style-name="Table4.B1" office:value-type="string">
              <text:p text:style-name="P2"><text:span text:style-name="T3">status</text:span></text:p>
            </table:table-cell>
            <table:table-cell table:style-name="Table4.C1" office:value-type="string">
              <text:p text:style-name="P2"><text:span text:style-name="T3">comments</text:span>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2">complete the proposal report according to yehuda’s comments</text:p>
          </table:table-cell>
          <table:table-cell table:style-name="Table4.B2" office:value-type="string">
            <text:p text:style-name="P2"><draw:control text:anchor-type="as-char" draw:z-index="10" draw:style-name="gr1" draw:text-style-name="P10" svg:width="0.7587in" svg:height="0.2276in" draw:control="control11"/></text:p>
          </table:table-cell>
          <table:table-cell table:style-name="Table4.C2" office:value-type="string">
            <text:p text:style-name="P2"/>
          </table:table-cell>
        </table:table-row>
        <table:table-row table:style-name="Table4.1">
          <table:table-cell table:style-name="Table4.A3" office:value-type="string">
            <text:p text:style-name="P2">implement new method:</text:p>
            <text:p text:style-name="P2">Forgetting scores and classification margins every epoch</text:p>
          </table:table-cell>
          <table:table-cell table:style-name="Table4.B3" office:value-type="string">
            <text:p text:style-name="P2"><draw:control text:anchor-type="as-char" draw:z-index="11" draw:style-name="gr1" draw:text-style-name="P10" svg:width="0.7587in" svg:height="0.2276in" draw:control="control12"/></text:p>
          </table:table-cell>
          <table:table-cell table:style-name="Table4.C3" office:value-type="string">
            <text:p text:style-name="P2"/>
          </table:table-cell>
        </table:table-row>
        <table:table-row table:style-name="Table4.1">
          <table:table-cell table:style-name="Table4.A4" office:value-type="string">
            <text:p text:style-name="P2">implement new method:</text:p>
            <text:p text:style-name="P2">check the Var of the prediction over the ensemble</text:p>
          </table:table-cell>
          <table:table-cell table:style-name="Table4.B4" office:value-type="string">
            <text:p text:style-name="P2"><draw:control text:anchor-type="as-char" draw:z-index="12" draw:style-name="gr1" draw:text-style-name="P10" svg:width="0.7587in" svg:height="0.2276in" draw:control="control13"/></text:p>
          </table:table-cell>
          <table:table-cell table:style-name="Table4.C4" office:value-type="string">
            <text:p text:style-name="P2"/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h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2" meta:paragraph-count="51" meta:word-count="136" meta:character-count="832" meta:non-whitespace-character-count="736"/>
    <meta:generator>LibreOfficeDev/6.0.5.2$Linux_X86_64 LibreOffice_project/</meta:generator>
  </office:meta>
</office:document-meta>
</file>